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5831" officeooo:paragraph-rsid="000f583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f5831" officeooo:paragraph-rsid="000f58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f5831" officeooo:paragraph-rsid="000f583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f5831" officeooo:paragraph-rsid="000f5831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font-style="normal" style:text-underline-style="none" fo:font-weight="normal" officeooo:rsid="000f5831" officeooo:paragraph-rsid="000f5831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eff3f8" loext:opacity="100%" style:font-name="Roboto" fo:font-size="8.39999961853027pt" fo:letter-spacing="normal" fo:font-style="normal"/>
    </style:style>
    <style:style style:name="T2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3" style:family="text">
      <style:text-properties fo:font-variant="normal" fo:text-transform="none" fo:color="#eff3f8" loext:opacity="100%" style:font-name="Roboto" fo:font-size="8.39999961853027pt" fo:letter-spacing="normal" fo:font-style="normal" fo:font-weight="normal"/>
    </style:style>
    <style:style style:name="T4" style:family="text">
      <style:text-properties fo:font-variant="normal" fo:text-transform="none" fo:color="#eff3f8" loext:opacity="100%" fo:letter-spacing="normal"/>
    </style:style>
    <style:style style:name="T5" style:family="text">
      <style:text-properties fo:font-variant="normal" fo:text-transform="none" style:font-name="Roboto" fo:font-size="8.39999961853027pt" fo:letter-spacing="normal" fo:font-style="normal"/>
    </style:style>
    <style:style style:name="T6" style:family="text">
      <style:text-properties fo:font-variant="normal" fo:text-transform="none" style:font-name="Roboto" fo:font-size="8.39999961853027pt" fo:letter-spacing="normal" fo:font-style="normal" fo:font-weight="bold"/>
    </style:style>
    <style:style style:name="T7" style:family="text">
      <style:text-properties fo:font-variant="normal" fo:text-transform="none" style:font-name="Roboto" fo:font-size="8.39999961853027pt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color="#000000" loext:opacity="100%" style:font-name="Roboto" fo:font-size="8.39999961853027pt" fo:letter-spacing="normal" fo:font-style="normal"/>
    </style:style>
    <style:style style:name="T10" style:family="text">
      <style:text-properties fo:font-variant="normal" fo:text-transform="none" fo:color="#000000" loext:opacity="100%" style:font-name="Roboto" fo:font-size="8.39999961853027pt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Roboto" fo:font-size="8.39999961853027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Roboto" fo:letter-spacing="normal" fo:font-style="normal"/>
    </style:style>
    <style:style style:name="T13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Roboto" fo:letter-spacing="normal" fo:font-style="normal" fo:font-weight="bold" style:font-size-asian="12pt"/>
    </style:style>
    <style:style style:name="T15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Roboto" fo:letter-spacing="normal" fo:font-style="normal" style:font-size-asian="12pt"/>
    </style:style>
    <style:style style:name="T17" style:family="text">
      <style:text-properties fo:font-variant="normal" fo:text-transform="none" fo:color="#000000" loext:opacity="100%" style:font-name="Roboto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fo:letter-spacing="normal"/>
    </style:style>
    <style:style style:name="T20" style:family="text">
      <style:text-properties fo:font-variant="normal" fo:text-transform="none" fo:color="#000000" loext:opacity="100%" fo:font-size="12pt" fo:letter-spacing="normal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spark AR</text:p>
      <text:p text:style-name="P1"/>
      <text:p text:style-name="P5"><text:span text:style-name="Strong_20_Emphasis"><text:span text:style-name="T14">Pinning y flexibility</text:span></text:span><text:span text:style-name="T16"> son los encargados de que un objeto responda correctamente en cualquier dispositivo.</text:span></text:p>
      <text:p text:style-name="P4"><text:span text:style-name="T20">📌 </text:span><text:span text:style-name="Strong_20_Emphasis"><text:span text:style-name="T17">Pinning</text:span></text:span><text:span text:style-name="T18"> mantiene siempre la proporción de espacio entre el marco y el objeto.<text:line-break/>📏 </text:span><text:span text:style-name="Strong_20_Emphasis"><text:span text:style-name="T17">Flexibility</text:span></text:span><text:span text:style-name="T18"> permitirá que el objeto crezca o se encoja de acuerdo al tamaño de la pantalla.</text:span></text:p>
      <text:p text:style-name="P2"/>
      <text:p text:style-name="P6">En la ultima version se junto flexibility y size.<text:line-break/>Notaran que size cambio por width y Height. al lado de sus valores estan las opciones:</text:p>
      <text:list xml:id="list1273112120" text:style-name="L1">
        <text:list-item>
          <text:p text:style-name="P7">Fixed: para dimensionar con un numero exacto.</text:p>
        </text:list-item>
        <text:list-item>
          <text:p text:style-name="P7">Relative: usa % para poder escalar segun el tamaño de la pantalla.<text:line-break/>Este ultimo lo usaremos en reemplazo de Flexibility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6:30:37.504000000</meta:creation-date>
    <dc:date>2021-12-23T16:33:30.917000000</dc:date>
    <meta:editing-duration>PT2M54S</meta:editing-duration>
    <meta:editing-cycles>1</meta:editing-cycles>
    <meta:document-statistic meta:table-count="0" meta:image-count="0" meta:object-count="0" meta:page-count="1" meta:paragraph-count="6" meta:word-count="103" meta:character-count="595" meta:non-whitespace-character-count="500"/>
    <meta:generator>LibreOffice/7.2.2.2$Windows_X86_64 LibreOffice_project/02b2acce88a210515b4a5bb2e46cbfb63fe97d56</meta:generator>
  </office:meta>
</office:document-meta>
</file>